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appears to be the colony belonging
to the dangerous tribe in question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ere the Jelly-chan are?
*glance* *glance*</text:p>
          </table:table-cell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y're so cute, it's dangerous... is that
it?</text:p>
          </table:table-cell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 much so that this has been designated a
no-go area, so we shall have to cut through
with the utmost care that our hearts won't
be stolen along the way!</text:p>
          </table:table-cell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't help but feel like that's an
exaggeration, no matter how many times I
hear it...</text:p>
          </table:table-cell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t comes to cuteness, there's no way I'll
lose! Just kiddin'..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it get's dangerous, I'll load up a piercing
ion round and let Loooose!</text:p>
          </table:table-cell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never make it to Balkad Ruins if we
stand around here all day.</text:p>
          </table:table-cell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h...! There's something over there!</text:p>
          </table:table-cell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uld that be...?!</text:p>
          </table:table-cell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S-SO KYUUUUUUUUUUUUUUUUUUUUUUUTE!!</text:p>
          </table:table-cell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aaaaaahhh... th-this is is is!!</text:p>
          </table:table-cell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-I can't stand Iiit!! Hey, come to momma!!
Come to Mommaaaa!!</text:p>
          </table:table-cell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 office:value-type="string">
            <text:p>ho—?</text:p>
          </table:table-cell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uhaaaah!! Can't take it, life points
zerooo〜〜!!</text:p>
          </table:table-cell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, ah, ah, ah!! It's looking at me!!</text:p>
          </table:table-cell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 office:value-type="string">
            <text:p>C-C-Can I touch you?!</text:p>
          </table:table-cell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hh...! I-I never imagined this kind of
destructive power...!!</text:p>
          </table:table-cell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 office:value-type="string">
            <text:p>No... a-at this rate, we're all going to be
drawn in by these devilish creatures...!!</text:p>
          </table:table-cell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 office:value-type="string">
            <text:p>I have to withstand it!!</text:p>
          </table:table-cell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 office:value-type="string">
            <text:p>Kh... ohh...!</text:p>
          </table:table-cell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 office:value-type="string">
            <text:p>Th-That's right! At the very least, Saotome
won't be affected by this—</text:p>
          </table:table-cell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n instant knockooooooooooooout!!!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 office:value-type="string">
            <text:p>Aaaaaaaaaaaargh!! No good, I can't take it
anymooooooooooooooooore!!!!</text:p>
          </table:table-cell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 office:value-type="string">
            <text:p>Jelly-chuwaaaaaaaaaaaaaaannnnnnnnn!!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